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13F14F3707B341B64B5.jpg" manifest:media-type="image/jpe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svg:stroke-color="#ff4000" draw:fill-color="#000000" fo:min-height="3.13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4.064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6.162cm" svg:height="5.677cm" svg:x="0.762cm" svg:y="0.762cm" presentation:class="title" presentation:user-transformed="true">
          <draw:text-box>
            <text:p text:style-name="P2"><text:span text:style-name="T1">Arquitectura de Computadores</text:span><text:span text:style-name="T1"><text:line-break/></text:span><text:span text:style-name="T1">Teoría</text:span></text:p>
          </draw:text-box>
        </draw:frame>
        <draw:frame draw:style-name="gr1" draw:text-style-name="P1" draw:layer="layout" svg:width="15.296cm" svg:height="2.54cm" svg:x="6.294cm" svg:y="10.414cm">
          <draw:image xlink:href="Pictures/10000000000007800000013F14F3707B341B64B5.jpg" xlink:type="simple" xlink:show="embed" xlink:actuate="onLoad" loext:mime-type="image/jpeg">
            <text:p/>
          </draw:image>
        </draw:frame>
        <draw:frame presentation:style-name="pr2" draw:text-style-name="P4" draw:layer="layout" svg:width="26.162cm" svg:height="3.137cm" svg:x="0.762cm" svg:y="6.007cm" presentation:class="title" presentation:user-transformed="true">
          <draw:text-box>
            <text:p text:style-name="P2"><text:span text:style-name="T2">Tema 4: Segmenta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11-23T08:34:51.487169368</dc:date>
    <meta:editing-duration>P7DT21H10M34S</meta:editing-duration>
    <meta:editing-cycles>500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